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9ecd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page-content">
        <text:section text:style-name="Sect1" text:name="yui_3_17_2_1_1512929600282_101">
          <text:p text:style-name="Standard"/>
          <text:section text:style-name="Sect1" text:name="yui_3_17_2_1_1512929600282_100">
            <text:p text:style-name="Standard"/>
            <text:section text:style-name="Sect1" text:name="yui_3_17_2_1_1512929600282_99">
              <text:p text:style-name="P1"><text:span text:style-name="T1">E</text:span>ntrega la pràctica amb els següents elements:</text:p>
              <text:list xml:id="list1941704695875388653" text:style-name="L1">
                <text:list-item>
                  <text:p text:style-name="P3">Document de text amb el disseny del model de Productes/Serveis, Categories.</text:p>
                </text:list-item>
                <text:list-item>
                  <text:p text:style-name="P3">Document de text amb els casos d'ús de l'aplicació (fes-ho amb el document anterior).</text:p>
                </text:list-item>
                <text:list-item>
                  <text:p text:style-name="P3">Les pàgines s'han de generar dinàmicament amb PHP.</text:p>
                </text:list-item>
                <text:list-item>
                  <text:p text:style-name="P3">Has d'utilitzar sessions i cookies.</text:p>
                </text:list-item>
                <text:list-item>
                  <text:p text:style-name="P3">Implementa amb Javascript un checkbox que permeti amagar/mostrar contrassenya de forma interactiva.</text:p>
                </text:list-item>
                <text:list-item>
                  <text:p text:style-name="P3">Has d'utilitzar el patró de disseny MVC amb front controller.</text:p>
                </text:list-item>
                <text:list-item>
                  <text:p text:style-name="P3">La maquetació s'ha de fer amb CSS3 utilitzant media queries per tal que el disseny sigui adaptatiu o responsive.</text:p>
                </text:list-item>
                <text:list-item>
                  <text:p text:style-name="P2">El web ha d'incloure:</text:p>
                </text:list-item>
              </text:list>
              <text:p text:style-name="Text_20_body">        1. Productes i el seu manteniment (operacions CRUD).</text:p>
              <text:p text:style-name="Text_20_body">        2. Usuaris registrats (són els administradors de l'aplicació i poden gestionar productes).</text:p>
              <text:p text:style-name="Text_20_body">        3. Els clients són usuaris no registrats i tan sols poden visualitzar informació.</text:p>
              <text:p text:style-name="Text_20_body">        4. Implementar un model per les categories dels productes i generar dinàmicament el desplegable de selecció.</text:p>
              <text:p text:style-name="Text_20_body"/>
            </text:section>
          </text:section>
          <text:p text:style-name="Standard">Darrera modificació: dimecres, 22 novembre 2017, 16:26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9:12:53.651792260</meta:creation-date>
    <dc:date>2017-12-10T19:13:55.253021015</dc:date>
    <meta:editing-duration>PT1M1S</meta:editing-duration>
    <meta:editing-cycles>1</meta:editing-cycles>
    <meta:document-statistic meta:table-count="0" meta:image-count="0" meta:object-count="0" meta:page-count="1" meta:paragraph-count="14" meta:word-count="154" meta:character-count="1009" meta:non-whitespace-character-count="845"/>
    <meta:generator>LibreOffice/5.1.6.2$Linux_X86_64 LibreOffice_project/10m0$Build-2</meta:generator>
  </office:meta>
</office:document-meta>
</file>